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2362in" svg:y="2.8287in">
            <draw:object draw:notify-on-update-of-ranges="Sheet1.C2:Sheet1.C12 Sheet1.D1:Sheet1.D1 Sheet1.D2:Sheet1.D12 Sheet1.C2:Sheet1.C12 Sheet1.E1:Sheet1.E1 Sheet1.F2:Sheet1.F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9.0626in" svg:y="2.8756in">
            <draw:object draw:notify-on-update-of-ranges="Sheet1.M1:Sheet1.M1 Sheet1.M2:Sheet1.M12 Sheet1.D2:Sheet1.D12 Sheet1.L1:Sheet1.L1 Sheet1.L2:Sheet1.L12 Sheet1.D2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Ib (µA)</text:p>
          </table:table-cell>
          <table:table-cell table:style-name="Default" office:value-type="string" calcext:value-type="string">
            <text:p>Ic (mA)</text:p>
          </table:table-cell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Ib(Q1)</text:p>
          </table:table-cell>
          <table:table-cell table:style-name="Default" office:value-type="string" calcext:value-type="string">
            <text:p>Ic(Q1)</text:p>
          </table:table-cell>
          <table:table-cell/>
          <table:table-cell office:value-type="string" calcext:value-type="string">
            <text:p>Av (multiple)</text:p>
          </table:table-cell>
          <table:table-cell office:value-type="string" calcext:value-type="string">
            <text:p>Av (dB)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office:value-type="float" office:value="-0.00000000001002739" calcext:value-type="float">
            <text:p>-1.00E-011</text:p>
          </table:table-cell>
          <table:table-cell office:value-type="float" office:value="0.00000000001008438" calcext:value-type="float">
            <text:p>1.01E-01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I3]*1000000" office:value-type="float" office:value="0.4217226" calcext:value-type="float">
            <text:p>0.4217226</text:p>
          </table:table-cell>
          <table:table-cell table:formula="of:=[.J3]*1000" office:value-type="float" office:value="0.221685" calcext:value-type="float">
            <text:p>0.221685</text:p>
          </table:table-cell>
          <table:table-cell table:formula="of:=[.E3]" office:value-type="float" office:value="0.221685" calcext:value-type="float">
            <text:p>0.221685</text:p>
          </table:table-cell>
          <table:table-cell/>
          <table:table-cell office:value-type="float" office:value="1" calcext:value-type="float">
            <text:p>1.00E+000</text:p>
          </table:table-cell>
          <table:table-cell office:value-type="float" office:value="0.0000004217226" calcext:value-type="float">
            <text:p>4.22E-007</text:p>
          </table:table-cell>
          <table:table-cell office:value-type="float" office:value="0.000221685" calcext:value-type="float">
            <text:p>2.22E-004</text:p>
          </table:table-cell>
          <table:table-cell/>
          <table:table-cell table:formula="of:=[.J3]/[.I3]" office:value-type="float" office:value="525.665449278744" calcext:value-type="float">
            <text:p>525.6654492787</text:p>
          </table:table-cell>
          <table:table-cell table:formula="of:=20*LOG([.L3])" office:value-type="float" office:value="54.4141886565677" calcext:value-type="float">
            <text:p>54.414188656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I4]*1000000" office:value-type="float" office:value="1.390354" calcext:value-type="float">
            <text:p>1.390354</text:p>
          </table:table-cell>
          <table:table-cell table:formula="of:=[.J4]*1000" office:value-type="float" office:value="0.703165" calcext:value-type="float">
            <text:p>0.703165</text:p>
          </table:table-cell>
          <table:table-cell table:formula="of:=[.E4]" office:value-type="float" office:value="0.703165" calcext:value-type="float">
            <text:p>0.703165</text:p>
          </table:table-cell>
          <table:table-cell/>
          <table:table-cell office:value-type="float" office:value="2" calcext:value-type="float">
            <text:p>2.00E+000</text:p>
          </table:table-cell>
          <table:table-cell office:value-type="float" office:value="0.000001390354" calcext:value-type="float">
            <text:p>1.39E-006</text:p>
          </table:table-cell>
          <table:table-cell office:value-type="float" office:value="0.000703165" calcext:value-type="float">
            <text:p>7.03E-004</text:p>
          </table:table-cell>
          <table:table-cell/>
          <table:table-cell table:formula="of:=[.J4]/[.I4]" office:value-type="float" office:value="505.745299398571" calcext:value-type="float">
            <text:p>505.7452993986</text:p>
          </table:table-cell>
          <table:table-cell table:formula="of:=20*LOG([.L4])" office:value-type="float" office:value="54.0786370990595" calcext:value-type="float">
            <text:p>54.078637099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I5]*1000000" office:value-type="float" office:value="2.376209" calcext:value-type="float">
            <text:p>2.376209</text:p>
          </table:table-cell>
          <table:table-cell table:formula="of:=[.J5]*1000" office:value-type="float" office:value="1.155281" calcext:value-type="float">
            <text:p>1.155281</text:p>
          </table:table-cell>
          <table:table-cell table:formula="of:=[.E5]" office:value-type="float" office:value="1.155281" calcext:value-type="float">
            <text:p>1.155281</text:p>
          </table:table-cell>
          <table:table-cell/>
          <table:table-cell office:value-type="float" office:value="3" calcext:value-type="float">
            <text:p>3.00E+000</text:p>
          </table:table-cell>
          <table:table-cell office:value-type="float" office:value="0.000002376209" calcext:value-type="float">
            <text:p>2.38E-006</text:p>
          </table:table-cell>
          <table:table-cell office:value-type="float" office:value="0.001155281" calcext:value-type="float">
            <text:p>1.16E-003</text:p>
          </table:table-cell>
          <table:table-cell/>
          <table:table-cell table:formula="of:=[.J5]/[.I5]" office:value-type="float" office:value="486.186610689548" calcext:value-type="float">
            <text:p>486.1866106895</text:p>
          </table:table-cell>
          <table:table-cell table:formula="of:=20*LOG([.L5])" office:value-type="float" office:value="53.7360598888417" calcext:value-type="float">
            <text:p>53.736059888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I6]*1000000" office:value-type="float" office:value="3.36698" calcext:value-type="float">
            <text:p>3.36698</text:p>
          </table:table-cell>
          <table:table-cell table:formula="of:=[.J6]*1000" office:value-type="float" office:value="1.575266" calcext:value-type="float">
            <text:p>1.575266</text:p>
          </table:table-cell>
          <table:table-cell table:formula="of:=[.E6]" office:value-type="float" office:value="1.575266" calcext:value-type="float">
            <text:p>1.575266</text:p>
          </table:table-cell>
          <table:table-cell/>
          <table:table-cell office:value-type="float" office:value="4" calcext:value-type="float">
            <text:p>4.00E+000</text:p>
          </table:table-cell>
          <table:table-cell office:value-type="float" office:value="0.00000336698" calcext:value-type="float">
            <text:p>3.37E-006</text:p>
          </table:table-cell>
          <table:table-cell office:value-type="float" office:value="0.001575266" calcext:value-type="float">
            <text:p>1.58E-003</text:p>
          </table:table-cell>
          <table:table-cell/>
          <table:table-cell table:formula="of:=[.J6]/[.I6]" office:value-type="float" office:value="467.857248929308" calcext:value-type="float">
            <text:p>467.8572489293</text:p>
          </table:table-cell>
          <table:table-cell table:formula="of:=20*LOG([.L6])" office:value-type="float" office:value="53.402267255528" calcext:value-type="float">
            <text:p>53.402267255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I7]*1000000" office:value-type="float" office:value="4.360115" calcext:value-type="float">
            <text:p>4.360115</text:p>
          </table:table-cell>
          <table:table-cell table:formula="of:=[.J7]*1000" office:value-type="float" office:value="1.965419" calcext:value-type="float">
            <text:p>1.965419</text:p>
          </table:table-cell>
          <table:table-cell table:formula="of:=[.E7]" office:value-type="float" office:value="1.965419" calcext:value-type="float">
            <text:p>1.965419</text:p>
          </table:table-cell>
          <table:table-cell/>
          <table:table-cell office:value-type="float" office:value="5" calcext:value-type="float">
            <text:p>5.00E+000</text:p>
          </table:table-cell>
          <table:table-cell office:value-type="float" office:value="0.000004360115" calcext:value-type="float">
            <text:p>4.36E-006</text:p>
          </table:table-cell>
          <table:table-cell office:value-type="float" office:value="0.001965419" calcext:value-type="float">
            <text:p>1.97E-003</text:p>
          </table:table-cell>
          <table:table-cell/>
          <table:table-cell table:formula="of:=[.J7]/[.I7]" office:value-type="float" office:value="450.772284675978" calcext:value-type="float">
            <text:p>450.772284676</text:p>
          </table:table-cell>
          <table:table-cell table:formula="of:=20*LOG([.L7])" office:value-type="float" office:value="53.0791441198723" calcext:value-type="float">
            <text:p>53.079144119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I8]*1000000" office:value-type="float" office:value="5.358028" calcext:value-type="float">
            <text:p>5.358028</text:p>
          </table:table-cell>
          <table:table-cell table:formula="of:=[.J8]*1000" office:value-type="float" office:value="2.093942" calcext:value-type="float">
            <text:p>2.093942</text:p>
          </table:table-cell>
          <table:table-cell table:formula="of:=[.E8]" office:value-type="float" office:value="2.093942" calcext:value-type="float">
            <text:p>2.093942</text:p>
          </table:table-cell>
          <table:table-cell/>
          <table:table-cell office:value-type="float" office:value="6" calcext:value-type="float">
            <text:p>6.00E+000</text:p>
          </table:table-cell>
          <table:table-cell office:value-type="float" office:value="0.000005358028" calcext:value-type="float">
            <text:p>5.36E-006</text:p>
          </table:table-cell>
          <table:table-cell office:value-type="float" office:value="0.002093942" calcext:value-type="float">
            <text:p>2.09E-003</text:p>
          </table:table-cell>
          <table:table-cell/>
          <table:table-cell table:formula="of:=[.J8]/[.I8]" office:value-type="float" office:value="390.804601991628" calcext:value-type="float">
            <text:p>390.8046019916</text:p>
          </table:table-cell>
          <table:table-cell table:formula="of:=20*LOG([.L8])" office:value-type="float" office:value="51.8391933838315" calcext:value-type="float">
            <text:p>51.839193383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I9]*1000000" office:value-type="float" office:value="6.357838" calcext:value-type="float">
            <text:p>6.357838</text:p>
          </table:table-cell>
          <table:table-cell table:formula="of:=[.J9]*1000" office:value-type="float" office:value="2.099287" calcext:value-type="float">
            <text:p>2.099287</text:p>
          </table:table-cell>
          <table:table-cell table:formula="of:=[.E9]" office:value-type="float" office:value="2.099287" calcext:value-type="float">
            <text:p>2.099287</text:p>
          </table:table-cell>
          <table:table-cell/>
          <table:table-cell office:value-type="float" office:value="7" calcext:value-type="float">
            <text:p>7.00E+000</text:p>
          </table:table-cell>
          <table:table-cell office:value-type="float" office:value="0.000006357838" calcext:value-type="float">
            <text:p>6.36E-006</text:p>
          </table:table-cell>
          <table:table-cell office:value-type="float" office:value="0.002099287" calcext:value-type="float">
            <text:p>2.10E-003</text:p>
          </table:table-cell>
          <table:table-cell/>
          <table:table-cell table:formula="of:=[.J9]/[.I9]" office:value-type="float" office:value="330.188815757809" calcext:value-type="float">
            <text:p>330.1888157578</text:p>
          </table:table-cell>
          <table:table-cell table:formula="of:=20*LOG([.L9])" office:value-type="float" office:value="50.3752471727857" calcext:value-type="float">
            <text:p>50.375247172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I10]*1000000" office:value-type="float" office:value="7.357686" calcext:value-type="float">
            <text:p>7.357686</text:p>
          </table:table-cell>
          <table:table-cell table:formula="of:=[.J10]*1000" office:value-type="float" office:value="2.102022" calcext:value-type="float">
            <text:p>2.102022</text:p>
          </table:table-cell>
          <table:table-cell table:formula="of:=[.E10]" office:value-type="float" office:value="2.102022" calcext:value-type="float">
            <text:p>2.102022</text:p>
          </table:table-cell>
          <table:table-cell/>
          <table:table-cell office:value-type="float" office:value="8" calcext:value-type="float">
            <text:p>8.00E+000</text:p>
          </table:table-cell>
          <table:table-cell office:value-type="float" office:value="0.000007357686" calcext:value-type="float">
            <text:p>7.36E-006</text:p>
          </table:table-cell>
          <table:table-cell office:value-type="float" office:value="0.002102022" calcext:value-type="float">
            <text:p>2.10E-003</text:p>
          </table:table-cell>
          <table:table-cell/>
          <table:table-cell table:formula="of:=[.J10]/[.I10]" office:value-type="float" office:value="285.690636974723" calcext:value-type="float">
            <text:p>285.6906369747</text:p>
          </table:table-cell>
          <table:table-cell table:formula="of:=20*LOG([.L10])" office:value-type="float" office:value="49.1179201470427" calcext:value-type="float">
            <text:p>49.11792014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I11]*1000000" office:value-type="float" office:value="8.357547" calcext:value-type="float">
            <text:p>8.357547</text:p>
          </table:table-cell>
          <table:table-cell table:formula="of:=[.J11]*1000" office:value-type="float" office:value="2.103864" calcext:value-type="float">
            <text:p>2.103864</text:p>
          </table:table-cell>
          <table:table-cell table:formula="of:=[.E11]" office:value-type="float" office:value="2.103864" calcext:value-type="float">
            <text:p>2.103864</text:p>
          </table:table-cell>
          <table:table-cell/>
          <table:table-cell office:value-type="float" office:value="9" calcext:value-type="float">
            <text:p>9.00E+000</text:p>
          </table:table-cell>
          <table:table-cell office:value-type="float" office:value="0.000008357547" calcext:value-type="float">
            <text:p>8.36E-006</text:p>
          </table:table-cell>
          <table:table-cell office:value-type="float" office:value="0.002103864" calcext:value-type="float">
            <text:p>2.10E-003</text:p>
          </table:table-cell>
          <table:table-cell/>
          <table:table-cell table:formula="of:=[.J11]/[.I11]" office:value-type="float" office:value="251.732236743628" calcext:value-type="float">
            <text:p>251.7322367436</text:p>
          </table:table-cell>
          <table:table-cell table:formula="of:=20*LOG([.L11])" office:value-type="float" office:value="48.0187766942331" calcext:value-type="float">
            <text:p>48.018776694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I12]*1000000" office:value-type="float" office:value="9.357414" calcext:value-type="float">
            <text:p>9.357414</text:p>
          </table:table-cell>
          <table:table-cell table:formula="of:=[.J12]*1000" office:value-type="float" office:value="2.105251" calcext:value-type="float">
            <text:p>2.105251</text:p>
          </table:table-cell>
          <table:table-cell table:formula="of:=[.E12]" office:value-type="float" office:value="2.105251" calcext:value-type="float">
            <text:p>2.105251</text:p>
          </table:table-cell>
          <table:table-cell/>
          <table:table-cell office:value-type="float" office:value="10" calcext:value-type="float">
            <text:p>1.00E+001</text:p>
          </table:table-cell>
          <table:table-cell office:value-type="float" office:value="0.000009357414" calcext:value-type="float">
            <text:p>9.36E-006</text:p>
          </table:table-cell>
          <table:table-cell office:value-type="float" office:value="0.002105251" calcext:value-type="float">
            <text:p>2.11E-003</text:p>
          </table:table-cell>
          <table:table-cell/>
          <table:table-cell table:formula="of:=[.J12]/[.I12]" office:value-type="float" office:value="224.982137158835" calcext:value-type="float">
            <text:p>224.9821371588</text:p>
          </table:table-cell>
          <table:table-cell table:formula="of:=20*LOG([.L12])" office:value-type="float" office:value="47.0429607585552" calcext:value-type="float">
            <text:p>47.0429607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20:06:33.72475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1-28T20:20:22.863873986</dc:date>
    <dc:creator>Jonas Sjöberg</dc:creator>
    <meta:editing-duration>PT1H43M1S</meta:editing-duration>
    <meta:editing-cycles>8</meta:editing-cycles>
    <meta:generator>LibreOffice/4.2.7.2$Linux_x86 LibreOffice_project/420m0$Build-2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2 1" chart:style-name="ch1">
        <chart:title svg:x="2.968cm" svg:y="0.316cm" chart:style-name="ch2">
          <text:p>Current amplification as a function of base current</text:p>
        </chart:title>
        <chart:legend chart:legend-position="end" svg:x="12.749cm" svg:y="3.955cm" style:legend-expansion="high" chart:style-name="ch3"/>
        <chart:plot-area chart:style-name="ch4" table:cell-range-address="Sheet1.D2:Sheet1.D12 Sheet1.L1:Sheet1.M12" chart:data-source-has-labels="row" svg:x="1.33cm" svg:y="1.301cm" svg:width="10.22cm" svg:height="6.544cm">
          <chartooo:coordinate-region svg:x="2.137cm" svg:y="1.501cm" svg:width="8.791cm" svg:height="5.697cm"/>
          <chart:axis chart:dimension="x" chart:name="primary-x" chart:style-name="ch5">
            <chart:title svg:x="5.906cm" svg:y="8.025cm" chart:style-name="ch6">
              <text:p>Ib (µA)</text:p>
            </chart:title>
            <chart:grid chart:style-name="ch7" chart:class="major"/>
          </chart:axis>
          <chart:axis chart:dimension="y" chart:name="primary-y" chart:style-name="ch5">
            <chart:title svg:x="0.451cm" svg:y="5.517cm" chart:style-name="ch8">
              <text:p>Av (multiple)</text:p>
            </chart:title>
            <chart:grid chart:style-name="ch7" chart:class="major"/>
          </chart:axis>
          <chart:axis chart:dimension="y" chart:name="secondary-y" chart:style-name="ch9">
            <chart:title svg:x="11.869cm" svg:y="5.146cm" chart:style-name="ch8">
              <text:p>Av (dB)</text:p>
            </chart:title>
          </chart:axis>
          <chart:series chart:attached-axis="secondary-y" chart:style-name="ch10" chart:values-cell-range-address="Sheet1.M2:Sheet1.M12" chart:label-cell-address="Sheet1.M1:Sheet1.M1" chart:class="chart:scatter">
            <chart:domain table:cell-range-address="Sheet1.D2:Sheet1.D12"/>
            <chart:data-point chart:repeated="11"/>
          </chart:series>
          <chart:series chart:attached-axis="primary-y" chart:style-name="ch11" chart:values-cell-range-address="Sheet1.L2:Sheet1.L12" chart:label-cell-address="Sheet1.L1:Sheet1.L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 (dB)</text:p>
                <draw:g>
                  <svg:desc>Sheet1.M1:Sheet1.M1</svg:desc>
                </draw:g>
              </table:table-cell>
              <table:table-cell office:value-type="string">
                <text:p>Av (multiple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M2:Sheet1.M12</svg:desc>
                </draw:g>
              </table:table-cell>
              <table:table-cell office:value-type="float" office:value="0">
                <text:p>0</text:p>
                <draw:g>
                  <svg:desc>Sheet1.L2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17226">
                <text:p>0.4217226</text:p>
              </table:table-cell>
              <table:table-cell office:value-type="float" office:value="54.4141886565677">
                <text:p>54.4141886565677</text:p>
              </table:table-cell>
              <table:table-cell office:value-type="float" office:value="525.665449278744">
                <text:p>525.665449278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0354">
                <text:p>1.390354</text:p>
              </table:table-cell>
              <table:table-cell office:value-type="float" office:value="54.0786370990595">
                <text:p>54.0786370990595</text:p>
              </table:table-cell>
              <table:table-cell office:value-type="float" office:value="505.745299398571">
                <text:p>505.74529939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6209">
                <text:p>2.376209</text:p>
              </table:table-cell>
              <table:table-cell office:value-type="float" office:value="53.7360598888417">
                <text:p>53.7360598888417</text:p>
              </table:table-cell>
              <table:table-cell office:value-type="float" office:value="486.186610689548">
                <text:p>486.186610689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6698">
                <text:p>3.36698</text:p>
              </table:table-cell>
              <table:table-cell office:value-type="float" office:value="53.402267255528">
                <text:p>53.402267255528</text:p>
              </table:table-cell>
              <table:table-cell office:value-type="float" office:value="467.857248929308">
                <text:p>467.857248929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0115">
                <text:p>4.360115</text:p>
              </table:table-cell>
              <table:table-cell office:value-type="float" office:value="53.0791441198723">
                <text:p>53.0791441198723</text:p>
              </table:table-cell>
              <table:table-cell office:value-type="float" office:value="450.772284675978">
                <text:p>450.772284675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58028">
                <text:p>5.358028</text:p>
              </table:table-cell>
              <table:table-cell office:value-type="float" office:value="51.8391933838315">
                <text:p>51.8391933838315</text:p>
              </table:table-cell>
              <table:table-cell office:value-type="float" office:value="390.804601991628">
                <text:p>390.804601991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7838">
                <text:p>6.357838</text:p>
              </table:table-cell>
              <table:table-cell office:value-type="float" office:value="50.3752471727857">
                <text:p>50.3752471727857</text:p>
              </table:table-cell>
              <table:table-cell office:value-type="float" office:value="330.188815757809">
                <text:p>330.188815757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57686">
                <text:p>7.357686</text:p>
              </table:table-cell>
              <table:table-cell office:value-type="float" office:value="49.1179201470427">
                <text:p>49.1179201470427</text:p>
              </table:table-cell>
              <table:table-cell office:value-type="float" office:value="285.690636974723">
                <text:p>285.690636974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57547">
                <text:p>8.357547</text:p>
              </table:table-cell>
              <table:table-cell office:value-type="float" office:value="48.0187766942331">
                <text:p>48.0187766942331</text:p>
              </table:table-cell>
              <table:table-cell office:value-type="float" office:value="251.732236743628">
                <text:p>251.732236743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357414">
                <text:p>9.357414</text:p>
              </table:table-cell>
              <table:table-cell office:value-type="float" office:value="47.0429607585552">
                <text:p>47.0429607585552</text:p>
              </table:table-cell>
              <table:table-cell office:value-type="float" office:value="224.982137158835">
                <text:p>224.982137158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Collector current as a function of base current</text:p>
        </chart:title>
        <chart:legend chart:legend-position="end" svg:x="13.517cm" svg:y="3.952cm" style:legend-expansion="high" chart:style-name="ch3"/>
        <chart:plot-area chart:style-name="ch4" table:cell-range-address="Sheet1.C2:Sheet1.D12 Sheet1.D1:Sheet1.E1 Sheet1.F2:Sheet1.F12" chart:data-source-has-labels="row" svg:x="1.331cm" svg:y="1.301cm" svg:width="10.986cm" svg:height="6.538cm">
          <chartooo:coordinate-region svg:x="1.952cm" svg:y="1.5cm" svg:width="9.637cm" svg:height="5.692cm"/>
          <chart:axis chart:dimension="x" chart:name="primary-x" chart:style-name="ch5">
            <chart:title svg:x="6.29cm" svg:y="8.019cm" chart:style-name="ch6">
              <text:p>Vin (V)</text:p>
            </chart:title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Ib (µA)</text:p>
            </chart:title>
            <chart:grid chart:style-name="ch7" chart:class="major"/>
          </chart:axis>
          <chart:axis chart:dimension="y" chart:name="secondary-y" chart:style-name="ch10">
            <chart:title svg:x="12.637cm" svg:y="5.13cm" chart:style-name="ch9">
              <text:p>Ic (mA)</text:p>
            </chart:title>
          </chart:axis>
          <chart:series chart:attached-axis="primary-y" chart:style-name="ch11" chart:values-cell-range-address="Sheet1.D2:Sheet1.D12" chart:label-cell-address="Sheet1.D1:Sheet1.D1" chart:class="chart:scatter">
            <chart:domain table:cell-range-address="Sheet1.C2:Sheet1.C12"/>
            <chart:data-point chart:repeated="11"/>
          </chart:series>
          <chart:series chart:attached-axis="secondary-y" chart:style-name="ch12" chart:values-cell-range-address="Sheet1.F2:Sheet1.F12" chart:label-cell-address="Sheet1.E1:Sheet1.E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b (µA)</text:p>
                <draw:g>
                  <svg:desc>Sheet1.D1:Sheet1.D1</svg:desc>
                </draw:g>
              </table:table-cell>
              <table:table-cell office:value-type="string">
                <text:p>Ic (mA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17226">
                <text:p>0.4217226</text:p>
              </table:table-cell>
              <table:table-cell office:value-type="float" office:value="0.221685">
                <text:p>0.221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0354">
                <text:p>1.390354</text:p>
              </table:table-cell>
              <table:table-cell office:value-type="float" office:value="0.703165">
                <text:p>0.703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376209">
                <text:p>2.376209</text:p>
              </table:table-cell>
              <table:table-cell office:value-type="float" office:value="1.155281">
                <text:p>1.155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36698">
                <text:p>3.36698</text:p>
              </table:table-cell>
              <table:table-cell office:value-type="float" office:value="1.575266">
                <text:p>1.57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360115">
                <text:p>4.360115</text:p>
              </table:table-cell>
              <table:table-cell office:value-type="float" office:value="1.965419">
                <text:p>1.965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358028">
                <text:p>5.358028</text:p>
              </table:table-cell>
              <table:table-cell office:value-type="float" office:value="2.093942">
                <text:p>2.093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357838">
                <text:p>6.357838</text:p>
              </table:table-cell>
              <table:table-cell office:value-type="float" office:value="2.099287">
                <text:p>2.09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357686">
                <text:p>7.357686</text:p>
              </table:table-cell>
              <table:table-cell office:value-type="float" office:value="2.102022">
                <text:p>2.10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357547">
                <text:p>8.357547</text:p>
              </table:table-cell>
              <table:table-cell office:value-type="float" office:value="2.103864">
                <text:p>2.103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357414">
                <text:p>9.357414</text:p>
              </table:table-cell>
              <table:table-cell office:value-type="float" office:value="2.105251">
                <text:p>2.105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